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152cm" draw:fill="none" draw:textarea-horizontal-align="justify" draw:textarea-vertical-align="middle" draw:auto-grow-height="false" fo:min-height="1.584cm" fo:min-width="2.60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152cm" draw:fill="none" draw:textarea-horizontal-align="justify" draw:textarea-vertical-align="middle" draw:auto-grow-height="false" fo:min-height="1.578cm" fo:min-width="1.33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152cm" draw:fill="none" draw:textarea-horizontal-align="justify" draw:textarea-vertical-align="middle" draw:auto-grow-height="false" fo:min-height="1.584cm" fo:min-width="1.334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152cm" draw:fill="none" draw:textarea-horizontal-align="justify" draw:textarea-vertical-align="middle" draw:auto-grow-height="false" fo:min-height="1.584cm" fo:min-width="2.35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152cm" draw:fill="none" draw:textarea-horizontal-align="justify" draw:textarea-vertical-align="middle" draw:auto-grow-height="false" fo:min-height="1.584cm" fo:min-width="2.542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152cm" draw:fill="none" draw:textarea-horizontal-align="justify" draw:textarea-vertical-align="middle" draw:auto-grow-height="false" fo:min-height="1.584cm" fo:min-width="3.874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152cm" draw:fill="none" draw:textarea-horizontal-align="justify" draw:textarea-vertical-align="middle" draw:auto-grow-height="false" fo:min-height="1.584cm" fo:min-width="1.602cm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Fira Sans Book" fo:font-size="13pt" fo:font-weight="350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Fira Sans Book" fo:font-size="13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2.032cm" svg:x="0.781cm" svg:y="1.843cm">
          <text:p text:style-name="P1">(Start)</text:p>
          <text:p text:style-name="P1">Number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032cm" svg:height="2.024cm" svg:x="4.464cm" svg:y="0.319cm">
          <text:p text:style-name="P1">1 to N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.032cm" svg:height="2.032cm" svg:x="2.178cm" svg:y="6.034cm">
          <text:p text:style-name="P1">N to 1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2.432cm" svg:y1="3.875cm" svg:x2="3.194cm" svg:y2="6.034cm" draw:start-shape="id1" draw:start-glue-point="2" draw:end-shape="id2" draw:end-glue-point="0" svg:d="M2432 3875v1080h762v1079" svg:viewBox="0 0 763 2160">
          <text:p/>
        </draw:connector>
        <draw:connector draw:style-name="gr5" draw:text-style-name="P2" draw:layer="layout" svg:x1="2.432cm" svg:y1="1.843cm" svg:x2="4.464cm" svg:y2="1.331cm" draw:start-shape="id1" draw:start-glue-point="0" draw:end-shape="id3" draw:end-glue-point="3" svg:d="M2432 1843v-512h2032" svg:viewBox="0 0 2033 513">
          <text:p/>
        </draw:connector>
        <draw:custom-shape draw:style-name="gr3" draw:text-style-name="P2" xml:id="id4" draw:id="id4" draw:layer="layout" svg:width="2.032cm" svg:height="2.032cm" svg:x="6.039cm" svg:y="4.072cm">
          <text:p text:style-name="P1">N to N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4.083cm" svg:y1="2.859cm" svg:x2="6.039cm" svg:y2="5.088cm" draw:start-shape="id1" draw:start-glue-point="1" draw:end-shape="id4" draw:end-glue-point="3" svg:d="M4083 2859h979v2229h977" svg:viewBox="0 0 1957 2230">
          <text:p/>
        </draw:connector>
        <draw:custom-shape draw:style-name="gr6" draw:text-style-name="P2" xml:id="id6" draw:id="id6" draw:layer="layout" svg:width="3.048cm" svg:height="2.032cm" svg:x="0.835cm" svg:y="10.809cm">
          <text:p text:style-name="P1">Inela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3.048cm" svg:height="2.032cm" svg:x="4.636cm" svg:y="9.91cm">
          <text:p text:style-name="P1">Totally</text:p>
          <text:p text:style-name="P1">Inela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4.21cm" svg:y1="7.05cm" svg:x2="6.16cm" svg:y2="9.91cm" draw:start-shape="id2" draw:start-glue-point="1" draw:end-shape="id5" draw:end-glue-point="0" svg:d="M4210 7050h1950v2860" svg:viewBox="0 0 1951 2861">
          <text:p/>
        </draw:connector>
        <draw:connector draw:style-name="gr5" draw:text-style-name="P2" draw:layer="layout" svg:x1="3.194cm" svg:y1="8.066cm" svg:x2="2.359cm" svg:y2="10.809cm" draw:start-shape="id2" draw:start-glue-point="2" draw:end-shape="id6" draw:end-glue-point="0" svg:d="M3194 8066v1372h-835v1371" svg:viewBox="0 0 836 2744">
          <text:p/>
        </draw:connector>
        <draw:custom-shape draw:style-name="gr7" draw:text-style-name="P2" xml:id="id7" draw:id="id7" draw:layer="layout" svg:width="3.24cm" svg:height="2.032cm" svg:x="4.399cm" svg:y="12.765cm">
          <text:p text:style-name="P1">Kinetic energy </text:p>
          <text:p text:style-name="P1">decrease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line-skew="0.133cm" svg:x1="7.684cm" svg:y1="10.926cm" svg:x2="7.639cm" svg:y2="13.781cm" draw:start-shape="id5" draw:start-glue-point="1" draw:end-shape="id7" draw:end-glue-point="1" svg:d="M7684 10926h660v2855h-705" svg:viewBox="0 0 706 2856">
          <text:p/>
        </draw:connector>
        <draw:connector draw:style-name="gr5" draw:text-style-name="P2" draw:layer="layout" svg:x1="2.359cm" svg:y1="12.841cm" svg:x2="4.399cm" svg:y2="13.781cm" draw:start-shape="id6" draw:start-glue-point="2" draw:end-shape="id7" draw:end-glue-point="3" svg:d="M2359 12841v940h2040" svg:viewBox="0 0 2041 941">
          <text:p/>
        </draw:connector>
        <draw:custom-shape draw:style-name="gr6" draw:text-style-name="P2" xml:id="id9" draw:id="id9" draw:layer="layout" svg:width="3.048cm" svg:height="2.032cm" svg:x="7.385cm" svg:y="7.177cm">
          <text:p text:style-name="P1">Ela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3.048cm" svg:height="2.032cm" svg:x="10.179cm" svg:y="4.891cm">
          <text:p text:style-name="P1">Totally</text:p>
          <text:p text:style-name="P1">Ela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7.055cm" svg:y1="4.072cm" svg:x2="11.703cm" svg:y2="4.891cm" draw:start-shape="id4" draw:start-glue-point="0" draw:end-shape="id8" svg:d="M7055 4072v-526h4648v1345" svg:viewBox="0 0 4649 1346">
          <text:p/>
        </draw:connector>
        <draw:connector draw:style-name="gr4" draw:text-style-name="P2" draw:layer="layout" svg:x1="8.071cm" svg:y1="5.088cm" svg:x2="8.909cm" svg:y2="7.177cm" draw:start-shape="id4" draw:start-glue-point="1" draw:end-shape="id9" svg:d="M8071 5088h838v2089" svg:viewBox="0 0 839 2090">
          <text:p/>
        </draw:connector>
        <draw:custom-shape draw:style-name="gr8" draw:text-style-name="P2" xml:id="id10" draw:id="id10" draw:layer="layout" svg:width="4.572cm" svg:height="2.032cm" svg:x="9.036cm" svg:y="10.86cm">
          <text:p text:style-name="P1">Kinetic energy </text:p>
          <text:p text:style-name="P1">unchanged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3.227cm" svg:y1="5.907cm" svg:x2="13.608cm" svg:y2="11.876cm" draw:start-shape="id8" draw:start-glue-point="1" draw:end-shape="id10" draw:end-glue-point="1" svg:d="M13227 5907h908v5969h-527" svg:viewBox="0 0 909 5970">
          <text:p/>
        </draw:connector>
        <draw:connector draw:style-name="gr5" draw:text-style-name="P2" draw:layer="layout" svg:x1="8.909cm" svg:y1="9.209cm" svg:x2="11.322cm" svg:y2="10.86cm" draw:start-shape="id9" draw:start-glue-point="2" draw:end-shape="id10" draw:end-glue-point="0" svg:d="M8909 9209v826h2413v825" svg:viewBox="0 0 2414 1652">
          <text:p/>
        </draw:connector>
        <draw:custom-shape draw:style-name="gr7" draw:text-style-name="P2" xml:id="id11" draw:id="id11" draw:layer="layout" svg:width="3.24cm" svg:height="2.032cm" svg:x="7.828cm" svg:y="0.7cm">
          <text:p text:style-name="P1">Kinetic energy </text:p>
          <text:p text:style-name="P1">incre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6.496cm" svg:y1="1.331cm" svg:x2="7.828cm" svg:y2="1.716cm" draw:start-shape="id3" draw:start-glue-point="1" draw:end-shape="id11" draw:end-glue-point="3" svg:d="M6496 1331h667v385h665" svg:viewBox="0 0 1333 386">
          <text:p/>
        </draw:connector>
        <draw:custom-shape draw:style-name="gr9" draw:text-style-name="P2" xml:id="id12" draw:id="id12" draw:layer="layout" svg:width="2.3cm" svg:height="2.032cm" svg:x="11.943cm" svg:y="1.335cm">
          <text:p text:style-name="P1">Cuz it’s an </text:p>
          <text:p text:style-name="P1">explosio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1.068cm" svg:y1="1.716cm" svg:x2="11.943cm" svg:y2="2.351cm" draw:start-shape="id11" draw:start-glue-point="1" draw:end-shape="id12" draw:end-glue-point="3" svg:d="M11068 1716h438v635h437" svg:viewBox="0 0 876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0:26:13.570891246</meta:creation-date>
    <dc:date>2017-11-17T11:11:53.376997786</dc:date>
    <meta:editing-duration>PT25M18S</meta:editing-duration>
    <meta:editing-cycles>3</meta:editing-cycles>
    <meta:generator>LibreOffice/5.1.6.2$Linux_X86_64 LibreOffice_project/10m0$Build-2</meta:generator>
    <meta:document-statistic meta:object-count="25"/>
  </office:meta>
</office:document-meta>
</file>